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fo:font-style="italic"/>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fo:font-style="italic"/>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office:automatic-styles>
  <office:body>
    <office:text>
      <text:p text:style-name="P1"><text:span text:style-name="T1">CAHIER DES CHARGES</text:span></text:p>
      <text:p text:style-name="P1"><text:span text:style-name="T1">PPE : Shoptel.com, vente de téléphones en ligne.</text:span><text:span text:style-name="T2"/></text:p>
      <text:p text:style-name="P1"><text:span text:style-name="T3"/></text:p>
      <text:p text:style-name="P1"><text:span text:style-name="T3"/></text:p>
      <text:p text:style-name="P1"><text:span text:style-name="T3"/></text:p>
      <text:p text:style-name="P2"><text:span text:style-name="T4">Présentation générale :</text:span></text:p>
      <text:p text:style-name="P2"><text:span text:style-name="T5"/></text:p>
      <text:p text:style-name="P2"><text:span text:style-name="T5"/></text:p>
      <text:p text:style-name="P2"><text:span text:style-name="T6">Le site Shoptel est un site de ventes en ligne de téléphones. Le site dispose de différents téléphones de différentes marques ainsi des différentes gammes. Un client devra crée un compte pour éffectuer des achats, il pourra accéder à la fiche décriptif du produit voulu, et ainsi choisir la capacité de stockage du téléphone. </text:span></text:p>
      <text:p text:style-name="P2"><text:span text:style-name="T7"/></text:p>
      <text:p text:style-name="P2"><text:span text:style-name="T7"/></text:p>
      <text:p text:style-name="P2"><text:span text:style-name="T7"/></text:p>
      <text:p text:style-name="P2"><text:span text:style-name="T7"/></text:p>
      <text:p text:style-name="P2"><text:span text:style-name="T8">Le site disposera de plusieurs espaces :</text:span></text:p>
      <text:p text:style-name="P2"><text:span text:style-name="T9"/></text:p>
      <text:list text:style-name="L3">
        <text:list-item>
          <text:p text:style-name="P3"><text:span text:style-name="T10">Un espace vente avec les différents téléphones</text:span></text:p>
        </text:list-item>
        <text:list-item>
          <text:p text:style-name="P3"><text:span text:style-name="T10">Un espace membre pour effectuer un achat ou visiter son profil</text:span></text:p>
        </text:list-item>
        <text:list-item>
          <text:p text:style-name="P3"><text:span text:style-name="T10">Un espace panier avec les produits voulus.</text:span></text:p>
        </text:list-item>
        <text:list-item>
          <text:p text:style-name="P3"><text:span text:style-name="T10">Un espace administrateur</text:span></text:p>
        </text:list-item>
      </text:list>
      <text:p text:style-name="P4"><text:span text:style-name="T10"><text:s/></text:span></text:p>
      <text:p text:style-name="P4"><text:span text:style-name="T11"/></text:p>
      <text:p text:style-name="P4"><text:span text:style-name="T11"/></text:p>
      <text:p text:style-name="P4"><text:span text:style-name="T12">Base de données :</text:span></text:p>
      <text:p text:style-name="P4"><text:span text:style-name="T13"/></text:p>
      <text:p text:style-name="P4"><text:span text:style-name="T14">Un client doit être inscrit dans la base de données pour acheter, il est identifié par une adresse mail et un mot de passe. Il devra aussi remplir un formulaire lors de son inscription.</text:span></text:p>
      <text:p text:style-name="P4"><text:span text:style-name="T15"/></text:p>
      <text:p text:style-name="P4"><text:span text:style-name="T16">Nos produits sont répertoriés dans la table produit avec tout les champs descriptif du produit et son identifiable par un id. Il y a aussi une table memoire avec le numéro de la mémoire en clé primaire puis son libellé.Il y a une association porteuse de données entre ces deux tables dans laquelle figure le prix par rapport au téléphone et de la capacité de mémoire.</text:span><text:span text:style-name="T17"/></text:p>
      <text:p text:style-name="P4"><text:span text:style-name="T18"/></text:p>
      <text:p text:style-name="P4"><text:span text:style-name="T19">Une commande, qui peut comporter plusieurs téléphones, la partie paiement n'est pas géré par notre site.</text:span></text:p>
      <text:p text:style-name="P4"><text:span text:style-name="T20"/></text:p>
      <text:p text:style-name="P4"><text:span text:style-name="T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